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300000034D7A163471.png"/>
  <manifest:file-entry manifest:media-type="image/png" manifest:full-path="Pictures/10000201000002FD00000315A415AB3F.png"/>
  <manifest:file-entry manifest:media-type="image/png" manifest:full-path="Pictures/10000201000003280000034885B786C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7cm" svg:height="17.604cm" draw:z-index="0"><draw:image xlink:href="Pictures/10000201000003300000034D7A163471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images2" text:anchor-type="paragraph" svg:x="0.222cm" svg:y="1.027cm" svg:width="17cm" svg:height="17.672cm" draw:z-index="1"><draw:image xlink:href="Pictures/10000201000003280000034885B786C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s3" text:anchor-type="paragraph" svg:width="17cm" svg:height="17.533cm" draw:z-index="2"><draw:image xlink:href="Pictures/10000201000002FD00000315A415AB3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9-23T14:10:57.75</meta:creation-date>
    <meta:document-statistic meta:table-count="0" meta:image-count="3" meta:object-count="0" meta:page-count="3" meta:paragraph-count="0" meta:word-count="0" meta:character-count="0"/>
    <dc:date>2025-09-23T14:30:17.16</dc:date>
    <meta:editing-duration>PT4M9S</meta:editing-duration>
    <meta:editing-cycles>1</meta:editing-cycles>
    <meta:generator>OpenOffice/4.1.15$Win32 OpenOffice.org_project/4115m2$Build-9813</meta:generator>
  </office:meta>
</office:document-meta>
</file>